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.282cm" style:contextual-spacing="false" fo:line-height="116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 you map a URL to a view in Django? </text:p>
      <text:p text:style-name="Standard"><text:span text:style-name="Strong_20_Emphasis">Answer:</text:span><text:line-break/>To map a URL to a view, use the <text:span text:style-name="Source_20_Text">urlpatterns</text:span> list in the <text:span text:style-name="Source_20_Text">urls.py</text:span> file and use the <text:span text:style-name="Source_20_Text">path()</text:span> or <text:span text:style-name="Source_20_Text">re_path()</text:span> function. </text:p>
      <text:p text:style-name="Standard"/>
      <text:p text:style-name="P2"># urls.py</text:p>
      <text:p text:style-name="Standard">from django.urls import path</text:p>
      <text:p text:style-name="Standard">from . import views</text:p>
      <text:p text:style-name="Standard"/>
      <text:p text:style-name="Standard">urlpatterns = [</text:p>
      <text:p text:style-name="Standard"><text:s text:c="4"/>path('hello/', views.hello_view, name='hello'),</text:p>
      <text:p text:style-name="Standard">]</text:p>
      <text:p text:style-name="P3">This connects the URL <text:span text:style-name="Source_20_Text">/hello/</text:span> to the <text:span text:style-name="Source_20_Text">hello_view</text:span> fun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3</meta:editing-cycles>
    <meta:creation-date>2025-06-16T14:44:11.283074600</meta:creation-date>
    <meta:editing-duration>PT1M50S</meta:editing-duration>
    <meta:generator>LibreOffice/25.2.4.3$Windows_X86_64 LibreOffice_project/33e196637044ead23f5c3226cde09b47731f7e27</meta:generator>
    <dc:title>Carlito Default</dc:title>
    <dc:date>2025-06-16T14:51:54.600062500</dc:date>
    <meta:document-statistic meta:table-count="0" meta:image-count="0" meta:object-count="0" meta:page-count="1" meta:paragraph-count="9" meta:word-count="60" meta:character-count="341" meta:non-whitespace-character-count="284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